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/>
          <table:table-cell office:value-type="float" office:value="87100" calcext:value-type="float">
            <text:p>87100</text:p>
          </table:table-cell>
          <table:table-cell table:formula="of:=SUM([.G3];[.G33])" office:value-type="float" office:value="74300" calcext:value-type="float">
            <text:p>74300</text:p>
          </table:table-cell>
          <table:table-cell/>
          <table:table-cell table:formula="of:=SUM([.H26];[.H56];[.H86])" office:value-type="float" office:value="1601.16977225673" calcext:value-type="float">
            <text:p>1601.1697722567</text:p>
          </table:table-cell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4"/>
          <table:table-cell office:value-type="float" office:value="48000" calcext:value-type="float">
            <text:p>48000</text:p>
          </table:table-cell>
          <table:table-cell table:number-columns-repeated="2"/>
          <table:table-cell office:value-type="float" office:value="3600" calcext:value-type="float">
            <text:p>36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table:number-columns-repeated="2"/>
          <table:table-cell table:formula="of:=SUM([.O2:.O3])" office:value-type="float" office:value="5201.16977225673" calcext:value-type="float">
            <text:p>5201.169772256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/>
          <table:table-cell table:style-name="ce15" table:formula="of:=SUM([.L2:.L4])" office:value-type="float" office:value="165100" calcext:value-type="float">
            <text:p>165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120.51948051948" calcext:value-type="float">
            <text:p>1120.5194805195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ասմիկ Դ․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Mane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D26];[.F26])" office:value-type="float" office:value="1501.47186147186" calcext:value-type="float">
            <text:p>1501.4718614719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516.7350193666" calcext:value-type="float">
            <text:p>1516.735019366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26:.F26])" office:value-type="float" office:value="1906.7350193666" calcext:value-type="float">
            <text:p>1906.7350193666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table:formula="of:=[.B3]/20" office:value-type="float" office:value="390" calcext:value-type="float">
            <text:p>390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70.952380952381" calcext:value-type="float">
            <text:p>770.9523809524</text:p>
          </table:table-cell>
          <table:table-cell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table:number-columns-repeated="5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20.51948051948" calcext:value-type="float">
            <text:p>1120.5194805195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906.7350193666" calcext:value-type="float">
            <text:p>1906.7350193666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4:.H28])" office:value-type="float" office:value="37683.2649806334" calcext:value-type="float">
            <text:p>37683.2649806334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15"/>
          <table:table-cell table:number-columns-repeated="3"/>
        </table:table-row>
        <table:table-row table:style-name="ro3">
          <table:table-cell table:number-columns-repeated="8"/>
          <table:table-cell table:style-name="ce29"/>
          <table:table-cell table:style-name="ce15" table:formula="of:=SUM([.J4:.J29])" office:value-type="float" office:value="168500" calcext:value-type="float">
            <text:p>168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];[.C56];[.D56];[.F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];[.D56])" office:value-type="float" office:value="744.384057971014" calcext:value-type="float">
            <text:p>744.38405797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B56:.D56])" office:value-type="float" office:value="1086.05072463768" calcext:value-type="float">
            <text:p>1086.0507246377</text:p>
          </table:table-cell>
          <table:table-cell table:style-name="ce43"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4:.H59])" office:value-type="float" office:value="35026.9927536232" calcext:value-type="float">
            <text:p>35026.9927536232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9300" calcext:value-type="float">
            <text:p>9300</text:p>
          </table:table-cell>
          <table:table-cell table:number-columns-repeated="4"/>
          <table:table-cell table:style-name="ce15" table:formula="of:=SUM([.B63:.F63])" office:value-type="float" office:value="9300" calcext:value-type="float">
            <text:p>93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86:.D86])" office:value-type="float" office:value="465" calcext:value-type="float">
            <text:p>46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5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86:.F86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6:.F8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6:.F86])" office:value-type="float" office:value="465" calcext:value-type="float">
            <text:p>465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3]/20" office:value-type="float" office:value="465" calcext:value-type="float">
            <text:p>465</text:p>
          </table:table-cell>
          <table:table-cell table:formula="of:=[.C63]/24" office:value-type="float" office:value="0" calcext:value-type="float">
            <text:p>0</text:p>
          </table:table-cell>
          <table:table-cell table:formula="of:=[.D63]/23" office:value-type="float" office:value="0" calcext:value-type="float">
            <text:p>0</text:p>
          </table:table-cell>
          <table:table-cell table:formula="of:=[.E63]/20" office:value-type="float" office:value="0" calcext:value-type="float">
            <text:p>0</text:p>
          </table:table-cell>
          <table:table-cell table:formula="of:=[.F63]/21" office:value-type="float" office:value="0" calcext:value-type="float">
            <text:p>0</text:p>
          </table:table-cell>
          <table:table-cell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B86:.D86])" office:value-type="float" office:value="465" calcext:value-type="float">
            <text:p>465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6:.F86])" office:value-type="float" office:value="465" calcext:value-type="float">
            <text:p>465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4:.H88])" office:value-type="float" office:value="8370" calcext:value-type="float">
            <text:p>8370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00/00/0000</text:date>, <text:time style:data-style-name="N2" text:time-value="16:48:00.139255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12T16:50:19.402849451</dc:date>
    <meta:editing-duration>P11DT14H25M54S</meta:editing-duration>
    <meta:editing-cycles>3470</meta:editing-cycles>
    <meta:generator>LibreOffice/4.2.8.2$Linux_X86_64 LibreOffice_project/420m0$Build-2</meta:generator>
    <meta:document-statistic meta:table-count="21" meta:cell-count="9818" meta:object-count="0"/>
  </office:meta>
</office:document-meta>
</file>